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32pt" style:font-size-asian="32pt" style:font-size-complex="32pt"/>
    </style:style>
    <style:style style:name="P2"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3" style:family="paragraph" style:parent-style-name="Standard">
      <style:text-properties fo:font-size="14pt" style:font-size-asian="14pt" style:font-size-complex="14pt"/>
    </style:style>
    <style:style style:name="P4" style:family="paragraph" style:parent-style-name="Standard">
      <style:paragraph-properties fo:text-align="start" style:justify-single-word="false"/>
      <style:text-properties fo:font-size="14pt" style:font-size-asian="14pt" style:font-size-complex="14pt"/>
    </style:style>
    <style:style style:name="P5" style:family="paragraph" style:parent-style-name="Standard">
      <style:paragraph-properties>
        <style:tab-stops>
          <style:tab-stop style:position="18.733cm"/>
        </style:tab-stops>
      </style:paragraph-properties>
      <style:text-properties fo:font-size="14pt" style:font-size-asian="14pt" style:font-size-complex="14pt"/>
    </style:style>
    <style:style style:name="P6" style:family="paragraph" style:parent-style-name="Standard">
      <style:text-properties fo:font-size="14pt" officeooo:paragraph-rsid="0002c9d6" style:font-size-asian="14pt" style:font-size-complex="14pt"/>
    </style:style>
    <style:style style:name="P7" style:family="paragraph" style:parent-style-name="Standard">
      <style:text-properties fo:font-size="14pt" officeooo:rsid="000301c5" officeooo:paragraph-rsid="000301c5" style:font-size-asian="14pt" style:font-size-complex="14pt"/>
    </style:style>
    <style:style style:name="P8" style:family="paragraph" style:parent-style-name="Standard">
      <style:text-properties fo:font-size="14pt" officeooo:paragraph-rsid="0008d941" style:font-size-asian="14pt" style:font-size-complex="14pt"/>
    </style:style>
    <style:style style:name="P9" style:family="paragraph" style:parent-style-name="Standard">
      <style:text-properties fo:font-size="14pt" officeooo:paragraph-rsid="00138b3f" style:font-size-asian="14pt" style:font-size-complex="14pt"/>
    </style:style>
    <style:style style:name="P10" style:family="paragraph" style:parent-style-name="Standard">
      <style:text-properties fo:font-size="14pt" fo:font-style="italic" style:font-size-asian="14pt" style:font-style-asian="italic" style:font-size-complex="14pt" style:font-style-complex="italic"/>
    </style:style>
    <style:style style:name="P11" style:family="paragraph" style:parent-style-name="Standard">
      <style:paragraph-properties fo:text-align="start" style:justify-single-word="false"/>
      <style:text-properties fo:font-size="14pt" fo:font-style="normal" fo:font-weight="normal" style:font-size-asian="12.25pt" style:font-style-asian="normal" style:font-weight-asian="normal" style:font-size-complex="14pt" style:font-style-complex="normal" style:font-weight-complex="normal"/>
    </style:style>
    <style:style style:name="P12" style:family="paragraph" style:parent-style-name="Standard">
      <style:text-properties fo:font-size="14pt" fo:font-weight="normal" style:font-size-asian="14pt" style:font-weight-asian="normal" style:font-size-complex="14pt" style:font-weight-complex="normal"/>
    </style:style>
    <style:style style:name="P13"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4" style:family="paragraph" style:parent-style-name="Standard">
      <style:paragraph-properties fo:text-align="center" style:justify-single-word="false"/>
      <style:text-properties fo:font-size="20pt" fo:font-weight="bold" officeooo:paragraph-rsid="0008d941" style:font-size-asian="20pt" style:font-weight-asian="bold" style:font-size-complex="20pt" style:font-weight-complex="bold"/>
    </style:style>
    <style:style style:name="P15" style:family="paragraph" style:parent-style-name="Standard">
      <style:paragraph-properties fo:text-align="center" style:justify-single-word="false"/>
      <style:text-properties fo:font-size="20pt" fo:font-weight="bold" officeooo:paragraph-rsid="00138b3f" style:font-size-asian="20pt" style:font-weight-asian="bold" style:font-size-complex="20pt" style:font-weight-complex="bold"/>
    </style:style>
    <style:style style:name="P16" style:family="paragraph" style:parent-style-name="Standard">
      <style:paragraph-properties fo:text-align="center" style:justify-single-word="false"/>
      <style:text-properties fo:font-size="20pt" fo:font-style="normal" fo:font-weight="bold" style:font-size-asian="20pt" style:font-style-asian="normal" style:font-weight-asian="bold" style:font-size-complex="20pt" style:font-style-complex="normal" style:font-weight-complex="bold"/>
    </style:style>
    <style:style style:name="P17" style:family="paragraph" style:parent-style-name="Standard">
      <style:text-properties style:text-position="0% 100%" fo:font-size="14pt" fo:font-weight="normal" style:font-size-asian="14pt" style:font-weight-asian="normal" style:font-size-complex="14pt" style:font-weight-complex="normal"/>
    </style:style>
    <style:style style:name="P18" style:family="paragraph" style:parent-style-name="Standard">
      <style:text-properties style:text-position="0% 100%" fo:font-size="14pt" fo:font-weight="normal" officeooo:rsid="00052235" officeooo:paragraph-rsid="00052235" style:font-size-asian="14pt" style:font-weight-asian="normal" style:font-size-complex="14pt" style:font-weight-complex="normal"/>
    </style:style>
    <style:style style:name="P19" style:family="paragraph" style:parent-style-name="Standard">
      <style:text-properties style:text-position="0% 100%" fo:font-size="14pt" fo:font-weight="normal" officeooo:rsid="0008d941" officeooo:paragraph-rsid="0008d941" style:font-size-asian="14pt" style:font-weight-asian="normal" style:font-size-complex="14pt" style:font-weight-complex="normal"/>
    </style:style>
    <style:style style:name="P20" style:family="paragraph" style:parent-style-name="Standard">
      <style:text-properties style:text-position="0% 100%" fo:font-size="14pt" fo:font-weight="normal" officeooo:rsid="0009239d" officeooo:paragraph-rsid="0009239d" style:font-size-asian="14pt" style:font-weight-asian="normal" style:font-size-complex="14pt" style:font-weight-complex="normal"/>
    </style:style>
    <style:style style:name="P21" style:family="paragraph" style:parent-style-name="Standard">
      <style:paragraph-properties fo:text-align="start" style:justify-single-word="false"/>
      <style:text-properties style:text-position="0% 100%" fo:font-size="14pt" fo:font-style="normal" fo:font-weight="normal" style:font-size-asian="12.25pt" style:font-style-asian="normal" style:font-weight-asian="normal" style:font-size-complex="14pt" style:font-style-complex="normal" style:font-weight-complex="normal"/>
    </style:style>
    <style:style style:name="P22" style:family="paragraph" style:parent-style-name="Standard">
      <style:text-properties style:text-position="0% 100%" fo:font-size="14pt" style:font-size-asian="14pt" style:font-size-complex="14pt"/>
    </style:style>
    <style:style style:name="P23" style:family="paragraph" style:parent-style-name="Standard">
      <style:text-properties style:text-position="0% 100%" fo:font-size="14pt" officeooo:rsid="00071e00" officeooo:paragraph-rsid="00071e00" style:font-size-asian="14pt" style:font-size-complex="14pt"/>
    </style:style>
    <style:style style:name="P24" style:family="paragraph" style:parent-style-name="Standard">
      <style:text-properties style:text-position="0% 100%" fo:font-size="14pt" officeooo:rsid="00071e00" officeooo:paragraph-rsid="0002c9d6" style:font-size-asian="14pt" style:font-size-complex="14pt"/>
    </style:style>
    <style:style style:name="P25" style:family="paragraph" style:parent-style-name="Standard">
      <style:text-properties style:text-position="0% 100%" fo:font-size="14pt" officeooo:rsid="0008d941" officeooo:paragraph-rsid="0008d941" style:font-size-asian="14pt" style:font-size-complex="14pt"/>
    </style:style>
    <style:style style:name="P26" style:family="paragraph" style:parent-style-name="Standard">
      <style:text-properties style:text-position="0% 100%" fo:font-size="14pt" officeooo:rsid="0009239d" officeooo:paragraph-rsid="0009239d" style:font-size-asian="14pt" style:font-size-complex="14pt"/>
    </style:style>
    <style:style style:name="P27" style:family="paragraph" style:parent-style-name="Standard">
      <style:text-properties style:text-position="0% 100%" fo:font-size="14pt" officeooo:rsid="000ab2db" officeooo:paragraph-rsid="000ab2db" style:font-size-asian="14pt" style:font-size-complex="14pt"/>
    </style:style>
    <style:style style:name="P28" style:family="paragraph" style:parent-style-name="Standard">
      <style:text-properties style:text-position="0% 100%" fo:font-size="14pt" officeooo:rsid="000ab2db" officeooo:paragraph-rsid="000ef991" style:font-size-asian="14pt" style:font-size-complex="14pt"/>
    </style:style>
    <style:style style:name="P29" style:family="paragraph" style:parent-style-name="Standard">
      <style:text-properties style:text-position="0% 100%" fo:font-size="14pt" officeooo:rsid="000ef991" officeooo:paragraph-rsid="000ef991" style:font-size-asian="14pt" style:font-size-complex="14pt"/>
    </style:style>
    <style:style style:name="P30" style:family="paragraph" style:parent-style-name="Standard">
      <style:text-properties style:text-position="0% 100%" fo:font-size="14pt" officeooo:rsid="000fd715" officeooo:paragraph-rsid="000fd715" style:font-size-asian="14pt" style:font-size-complex="14pt"/>
    </style:style>
    <style:style style:name="P31" style:family="paragraph" style:parent-style-name="Standard">
      <style:text-properties style:text-position="0% 100%" fo:font-size="14pt" officeooo:rsid="0011c3cf" officeooo:paragraph-rsid="0011c3cf" style:font-size-asian="14pt" style:font-size-complex="14pt"/>
    </style:style>
    <style:style style:name="P32" style:family="paragraph" style:parent-style-name="Standard">
      <style:text-properties style:text-position="0% 100%" fo:font-size="14pt" officeooo:rsid="00138b3f" officeooo:paragraph-rsid="00138b3f" style:font-size-asian="14pt" style:font-size-complex="14pt"/>
    </style:style>
    <style:style style:name="P33" style:family="paragraph" style:parent-style-name="Standard">
      <style:text-properties style:text-position="0% 100%" fo:font-size="14pt" officeooo:rsid="00138b3f" officeooo:paragraph-rsid="0013e81e" style:font-size-asian="14pt" style:font-size-complex="14pt"/>
    </style:style>
    <style:style style:name="P34" style:family="paragraph" style:parent-style-name="Standard">
      <style:text-properties style:text-position="0% 100%" fo:font-size="14pt" officeooo:rsid="0013e81e" officeooo:paragraph-rsid="0014dd59" style:font-size-asian="14pt" style:font-size-complex="14pt"/>
    </style:style>
    <style:style style:name="P35" style:family="paragraph" style:parent-style-name="Standard">
      <style:text-properties style:text-position="0% 100%" fo:font-size="14pt" officeooo:rsid="0013e81e" officeooo:paragraph-rsid="0013e81e" style:font-size-asian="14pt" style:font-size-complex="14pt"/>
    </style:style>
    <style:style style:name="P36" style:family="paragraph" style:parent-style-name="Standard">
      <style:text-properties style:text-position="0% 100%" fo:font-size="14pt" officeooo:rsid="001d9270" officeooo:paragraph-rsid="001d9270" style:font-size-asian="14pt" style:font-size-complex="14pt"/>
    </style:style>
    <style:style style:name="P37" style:family="paragraph" style:parent-style-name="Standard">
      <style:text-properties style:text-position="0% 100%" fo:font-size="14pt" officeooo:rsid="0014dd59" officeooo:paragraph-rsid="0014dd59" style:font-size-asian="14pt" style:font-size-complex="14pt"/>
    </style:style>
    <style:style style:name="P38" style:family="paragraph" style:parent-style-name="Standard">
      <style:text-properties style:text-position="0% 100%" fo:font-size="14pt" officeooo:rsid="001e1e27" officeooo:paragraph-rsid="001e1e27" style:font-size-asian="14pt" style:font-size-complex="14pt"/>
    </style:style>
    <style:style style:name="P39" style:family="paragraph" style:parent-style-name="Standard">
      <style:paragraph-properties fo:text-align="start" style:justify-single-word="false"/>
      <style:text-properties style:text-position="0% 100%" style:font-name="Liberation Serif" fo:font-size="14pt" fo:font-style="normal" fo:font-weight="normal" style:font-name-asian="DejaVu Sans" style:font-size-asian="12.25pt" style:font-style-asian="normal" style:font-weight-asian="normal" style:font-name-complex="Lohit Hindi" style:font-size-complex="14pt" style:font-style-complex="normal" style:font-weight-complex="normal"/>
    </style:style>
    <style:style style:name="P40" style:family="paragraph" style:parent-style-name="Standard">
      <style:text-properties style:text-position="0% 100%" style:font-name="Liberation Serif" fo:font-size="14pt" fo:font-weight="normal" officeooo:rsid="000ab2db" officeooo:paragraph-rsid="000ab2db" style:font-name-asian="DejaVu Sans" style:font-size-asian="14pt" style:font-weight-asian="normal" style:font-name-complex="Lohit Hindi" style:font-size-complex="14pt" style:font-weight-complex="normal"/>
    </style:style>
    <style:style style:name="P41" style:family="paragraph" style:parent-style-name="Standard">
      <style:text-properties style:text-position="0% 100%" style:font-name="Liberation Serif" fo:font-size="14pt" fo:font-weight="normal" officeooo:rsid="000fd715" officeooo:paragraph-rsid="000fd715" style:font-name-asian="DejaVu Sans" style:font-size-asian="14pt" style:font-weight-asian="normal" style:font-name-complex="Lohit Hindi" style:font-size-complex="14pt" style:font-weight-complex="normal"/>
    </style:style>
    <style:style style:name="P42" style:family="paragraph" style:parent-style-name="Standard">
      <style:text-properties style:text-position="0% 100%" style:font-name="Liberation Serif1" fo:font-size="14pt" fo:font-weight="normal" officeooo:rsid="0011c3cf" officeooo:paragraph-rsid="0011c3cf" style:font-name-asian="Liberation Serif1" style:font-size-asian="14pt" style:font-weight-asian="normal" style:font-name-complex="Liberation Serif1" style:font-size-complex="14pt" style:font-weight-complex="normal"/>
    </style:style>
    <style:style style:name="P43" style:family="paragraph" style:parent-style-name="Standard">
      <style:text-properties style:text-position="0% 100%" style:font-name="Liberation Serif1" fo:font-size="14pt" officeooo:rsid="001a0ae1" officeooo:paragraph-rsid="001d9270" style:font-size-asian="14pt" style:font-size-complex="14pt"/>
    </style:style>
    <style:style style:name="P44" style:family="paragraph" style:parent-style-name="Standard">
      <style:text-properties style:text-position="0% 100%" style:font-name="Liberation Serif1" fo:font-size="14pt" officeooo:rsid="001a0ae1" officeooo:paragraph-rsid="001de7c4" style:font-size-asian="14pt" style:font-size-complex="14pt"/>
    </style:style>
    <style:style style:name="P45" style:family="paragraph" style:parent-style-name="Standard">
      <style:text-properties style:text-position="0% 100%" style:font-name="Liberation Serif1" fo:font-size="14pt" officeooo:rsid="001d9270" officeooo:paragraph-rsid="001d9270" style:font-size-asian="14pt" style:font-size-complex="14pt"/>
    </style:style>
    <style:style style:name="P46" style:family="paragraph" style:parent-style-name="Standard">
      <style:text-properties style:text-position="0% 100%" style:font-name="Liberation Serif1" fo:font-size="14pt" officeooo:rsid="001de7c4" officeooo:paragraph-rsid="001de7c4" style:font-size-asian="14pt" style:font-size-complex="14pt"/>
    </style:style>
    <style:style style:name="P47" style:family="paragraph" style:parent-style-name="Standard">
      <style:text-properties style:text-position="0% 100%" style:font-name="Liberation Serif1" fo:font-size="14pt" officeooo:rsid="0013e81e" officeooo:paragraph-rsid="0013e81e" style:font-size-asian="14pt" style:font-size-complex="14pt"/>
    </style:style>
    <style:style style:name="P48" style:family="paragraph" style:parent-style-name="Standard" style:list-style-name="L1">
      <style:text-properties style:text-position="0% 100%" fo:font-size="14pt" officeooo:rsid="00138b3f" officeooo:paragraph-rsid="00138b3f" style:font-size-asian="14pt" style:font-size-complex="14pt"/>
    </style:style>
    <style:style style:name="P49" style:family="paragraph" style:parent-style-name="Standard">
      <style:text-properties style:text-position="0% 100%" fo:font-size="14pt" officeooo:rsid="00207105" officeooo:paragraph-rsid="00225030" style:font-size-asian="14pt" style:font-size-complex="14pt"/>
    </style:style>
    <style:style style:name="P50" style:family="paragraph" style:parent-style-name="Standard">
      <style:text-properties style:text-position="0% 100%" fo:font-size="14pt" officeooo:rsid="00232d59" officeooo:paragraph-rsid="00232d59" style:font-size-asian="14pt" style:font-size-complex="14pt"/>
    </style:style>
    <style:style style:name="P51" style:family="paragraph" style:parent-style-name="Standard">
      <style:text-properties style:text-position="0% 100%" fo:font-size="14pt" officeooo:rsid="001e1e27" officeooo:paragraph-rsid="001e1e27" style:font-size-asian="14pt" style:font-size-complex="14pt"/>
    </style:style>
    <style:style style:name="P52" style:family="paragraph" style:parent-style-name="Standard">
      <style:text-properties style:text-position="0% 100%" fo:font-size="14pt" officeooo:rsid="0024822c" officeooo:paragraph-rsid="0024822c" style:font-size-asian="14pt" style:font-size-complex="14pt"/>
    </style:style>
    <style:style style:name="P53" style:family="paragraph" style:parent-style-name="Standard">
      <style:text-properties style:text-position="0% 100%" fo:font-size="14pt" officeooo:rsid="0024a26a" officeooo:paragraph-rsid="0024a26a" style:font-size-asian="14pt" style:font-size-complex="14pt"/>
    </style:style>
    <style:style style:name="P54" style:family="paragraph" style:parent-style-name="Standard">
      <style:text-properties style:text-position="0% 100%" fo:font-size="14pt" officeooo:rsid="0024a26a" officeooo:paragraph-rsid="0025472f" style:font-size-asian="14pt" style:font-size-complex="14pt"/>
    </style:style>
    <style:style style:name="P55" style:family="paragraph" style:parent-style-name="Standard">
      <style:text-properties style:text-position="0% 100%" fo:font-size="14pt" officeooo:rsid="0025472f" officeooo:paragraph-rsid="0025472f" style:font-size-asian="14pt" style:font-size-complex="14pt"/>
    </style:style>
    <style:style style:name="P56" style:family="paragraph" style:parent-style-name="Standard">
      <style:text-properties style:text-position="0% 100%" fo:font-size="14pt" officeooo:rsid="00267cfd" officeooo:paragraph-rsid="00267cfd" style:font-size-asian="14pt" style:font-size-complex="14pt"/>
    </style:style>
    <style:style style:name="P57" style:family="paragraph" style:parent-style-name="Standard">
      <style:text-properties style:text-position="0% 100%" fo:font-size="14pt" officeooo:rsid="00268b6a" officeooo:paragraph-rsid="00268b6a" style:font-size-asian="14pt" style:font-size-complex="14pt"/>
    </style:style>
    <style:style style:name="P58" style:family="paragraph" style:parent-style-name="Standard">
      <style:text-properties style:text-position="0% 100%" fo:font-size="14pt" officeooo:rsid="00268b6a" officeooo:paragraph-rsid="0029b4b7" style:font-size-asian="14pt" style:font-size-complex="14pt"/>
    </style:style>
    <style:style style:name="P59" style:family="paragraph" style:parent-style-name="Standard">
      <style:paragraph-properties fo:break-before="page"/>
      <style:text-properties style:text-position="0% 100%" fo:font-size="14pt" officeooo:rsid="00232d59" officeooo:paragraph-rsid="00232d59" style:font-size-asian="14pt" style:font-size-complex="14pt"/>
    </style:style>
    <style:style style:name="T1" style:family="text">
      <style:text-properties fo:font-weight="bold" style:font-weight-asian="bold" style:font-weight-complex="bold"/>
    </style:style>
    <style:style style:name="T2" style:family="text">
      <style:text-properties fo:font-weight="bold" officeooo:rsid="000ef991" style:font-weight-asian="bold" style:font-weight-complex="bold"/>
    </style:style>
    <style:style style:name="T3" style:family="text">
      <style:text-properties fo:font-weight="bold" officeooo:rsid="001de7c4" style:font-weight-asian="bold" style:font-weight-complex="bold"/>
    </style:style>
    <style:style style:name="T4" style:family="text">
      <style:text-properties style:text-position="0% 100%"/>
    </style:style>
    <style:style style:name="T5" style:family="text">
      <style:text-properties style:text-position="0% 100%" fo:font-weight="bold" style:font-weight-asian="bold" style:font-weight-complex="bold"/>
    </style:style>
    <style:style style:name="T6" style:family="text">
      <style:text-properties style:text-position="0% 100%" fo:font-weight="bold" officeooo:rsid="00071e00" style:font-weight-asian="bold" style:font-weight-complex="bold"/>
    </style:style>
    <style:style style:name="T7" style:family="text">
      <style:text-properties style:text-position="0% 100%" fo:font-weight="bold" officeooo:rsid="0008d941" style:font-weight-asian="bold" style:font-weight-complex="bold"/>
    </style:style>
    <style:style style:name="T8" style:family="text">
      <style:text-properties style:text-position="0% 100%" fo:font-style="normal" fo:font-weight="bold" style:font-style-asian="normal" style:font-weight-asian="bold" style:font-style-complex="normal" style:font-weight-complex="bold"/>
    </style:style>
    <style:style style:name="T9" style:family="text">
      <style:text-properties style:text-position="0% 100%" fo:font-style="normal" style:font-style-asian="normal" style:font-style-complex="normal"/>
    </style:style>
    <style:style style:name="T10" style:family="text">
      <style:text-properties style:text-position="0% 100%" officeooo:rsid="0002c9d6"/>
    </style:style>
    <style:style style:name="T11" style:family="text">
      <style:text-properties style:text-position="0% 100%" officeooo:rsid="0003562a"/>
    </style:style>
    <style:style style:name="T12" style:family="text">
      <style:text-properties style:text-position="0% 100%" officeooo:rsid="00071e00"/>
    </style:style>
    <style:style style:name="T13" style:family="text">
      <style:text-properties style:text-position="0% 100%" fo:font-weight="normal" officeooo:rsid="00071e00" style:font-weight-asian="normal" style:font-weight-complex="normal"/>
    </style:style>
    <style:style style:name="T14" style:family="text">
      <style:text-properties style:text-position="0% 100%" fo:font-weight="normal" officeooo:rsid="0008d941" style:font-weight-asian="normal" style:font-weight-complex="normal"/>
    </style:style>
    <style:style style:name="T15" style:family="text">
      <style:text-properties style:text-position="super 58%"/>
    </style:style>
    <style:style style:name="T16" style:family="text">
      <style:text-properties style:text-position="super 58%" officeooo:rsid="00071e00"/>
    </style:style>
    <style:style style:name="T17" style:family="text">
      <style:text-properties style:text-position="super 58%" officeooo:rsid="000ef991"/>
    </style:style>
    <style:style style:name="T18" style:family="text">
      <style:text-properties style:text-position="super 58%" officeooo:rsid="001e1e27"/>
    </style:style>
    <style:style style:name="T19" style:family="text">
      <style:text-properties style:text-position="super 58%" style:font-name="Liberation Serif1" officeooo:rsid="002710cd"/>
    </style:style>
    <style:style style:name="T20" style:family="text">
      <style:text-properties style:font-name="Liberation Serif1"/>
    </style:style>
    <style:style style:name="T21" style:family="text">
      <style:text-properties style:font-name="Liberation Serif1" style:font-name-asian="Liberation Serif1" style:font-name-complex="Liberation Serif1"/>
    </style:style>
    <style:style style:name="T22" style:family="text">
      <style:text-properties style:font-name="Liberation Serif1" officeooo:rsid="000ab2db" style:font-name-asian="Liberation Serif1" style:font-name-complex="Liberation Serif1"/>
    </style:style>
    <style:style style:name="T23" style:family="text">
      <style:text-properties style:font-name="Liberation Serif1" fo:font-weight="normal" style:font-name-asian="Liberation Serif1" style:font-weight-asian="normal" style:font-name-complex="Liberation Serif1" style:font-weight-complex="normal"/>
    </style:style>
    <style:style style:name="T24" style:family="text">
      <style:text-properties style:font-name="Liberation Serif1" fo:font-weight="normal" officeooo:rsid="000ab2db" style:font-name-asian="Liberation Serif1" style:font-weight-asian="normal" style:font-name-complex="Liberation Serif1" style:font-weight-complex="normal"/>
    </style:style>
    <style:style style:name="T25" style:family="text">
      <style:text-properties style:font-name="Liberation Serif1" officeooo:rsid="0013e81e"/>
    </style:style>
    <style:style style:name="T26" style:family="text">
      <style:text-properties style:font-name="Liberation Serif1" officeooo:rsid="00225030"/>
    </style:style>
    <style:style style:name="T27" style:family="text">
      <style:text-properties style:font-name="Liberation Serif1" officeooo:rsid="0025472f"/>
    </style:style>
    <style:style style:name="T28" style:family="text">
      <style:text-properties style:font-name="Liberation Serif1" officeooo:rsid="00268b6a"/>
    </style:style>
    <style:style style:name="T29" style:family="text">
      <style:text-properties style:font-name="Liberation Serif1" officeooo:rsid="002710cd"/>
    </style:style>
    <style:style style:name="T30" style:family="text">
      <style:text-properties style:font-name="Liberation Serif1" officeooo:rsid="0028f4d8"/>
    </style:style>
    <style:style style:name="T31" style:family="text">
      <style:text-properties style:font-name="Liberation Serif1" officeooo:rsid="0029b4b7"/>
    </style:style>
    <style:style style:name="T32" style:family="text">
      <style:text-properties style:font-name="Liberation Serif" style:font-name-asian="DejaVu Sans" style:font-name-complex="Lohit Hindi"/>
    </style:style>
    <style:style style:name="T33" style:family="text">
      <style:text-properties style:font-name="Liberation Serif" officeooo:rsid="00052235" style:font-name-asian="DejaVu Sans" style:font-name-complex="Lohit Hindi"/>
    </style:style>
    <style:style style:name="T34" style:family="text">
      <style:text-properties style:font-name="Liberation Serif" fo:font-weight="bold" style:font-name-asian="DejaVu Sans" style:font-weight-asian="bold" style:font-name-complex="Lohit Hindi" style:font-weight-complex="bold"/>
    </style:style>
    <style:style style:name="T35" style:family="text">
      <style:text-properties style:font-name="Liberation Serif" fo:font-weight="normal" style:font-name-asian="DejaVu Sans" style:font-weight-asian="normal" style:font-name-complex="Lohit Hindi" style:font-weight-complex="normal"/>
    </style:style>
    <style:style style:name="T36" style:family="text">
      <style:text-properties style:font-name="Liberation Serif" officeooo:rsid="0013e81e"/>
    </style:style>
    <style:style style:name="T37" style:family="text">
      <style:text-properties fo:font-weight="normal" style:font-weight-asian="normal" style:font-weight-complex="normal"/>
    </style:style>
    <style:style style:name="T38" style:family="text">
      <style:text-properties fo:font-weight="normal" officeooo:rsid="0002c9d6" style:font-weight-asian="normal" style:font-weight-complex="normal"/>
    </style:style>
    <style:style style:name="T39" style:family="text">
      <style:text-properties fo:font-weight="normal" officeooo:rsid="000ab2db" style:font-weight-asian="normal" style:font-weight-complex="normal"/>
    </style:style>
    <style:style style:name="T40" style:family="text">
      <style:text-properties fo:font-weight="normal" officeooo:rsid="000ef991" style:font-weight-asian="normal" style:font-weight-complex="normal"/>
    </style:style>
    <style:style style:name="T41" style:family="text">
      <style:text-properties officeooo:rsid="0002c9d6"/>
    </style:style>
    <style:style style:name="T42" style:family="text">
      <style:text-properties officeooo:rsid="000329af"/>
    </style:style>
    <style:style style:name="T43" style:family="text">
      <style:text-properties officeooo:rsid="00052235"/>
    </style:style>
    <style:style style:name="T44" style:family="text">
      <style:text-properties officeooo:rsid="00071e00"/>
    </style:style>
    <style:style style:name="T45" style:family="text">
      <style:text-properties officeooo:rsid="0008d941"/>
    </style:style>
    <style:style style:name="T46" style:family="text">
      <style:text-properties officeooo:rsid="000ef991"/>
    </style:style>
    <style:style style:name="T47" style:family="text">
      <style:text-properties officeooo:rsid="000f25b3"/>
    </style:style>
    <style:style style:name="T48" style:family="text">
      <style:text-properties officeooo:rsid="000ab2db"/>
    </style:style>
    <style:style style:name="T49" style:family="text">
      <style:text-properties officeooo:rsid="00138b3f"/>
    </style:style>
    <style:style style:name="T50" style:family="text">
      <style:text-properties officeooo:rsid="0013e81e"/>
    </style:style>
    <style:style style:name="T51" style:family="text">
      <style:text-properties officeooo:rsid="00143fa2"/>
    </style:style>
    <style:style style:name="T52" style:family="text">
      <style:text-properties officeooo:rsid="0014dd59"/>
    </style:style>
    <style:style style:name="T53" style:family="text">
      <style:text-properties officeooo:rsid="001ba654"/>
    </style:style>
    <style:style style:name="T54" style:family="text">
      <style:text-properties officeooo:rsid="001de7c4"/>
    </style:style>
    <style:style style:name="T55" style:family="text">
      <style:text-properties officeooo:rsid="001e1e27"/>
    </style:style>
    <style:style style:name="T56" style:family="text">
      <style:text-properties officeooo:rsid="001fd84a"/>
    </style:style>
    <style:style style:name="T57" style:family="text">
      <style:text-properties officeooo:rsid="0024822c"/>
    </style:style>
    <style:style style:name="T58" style:family="text">
      <style:text-properties officeooo:rsid="0024a26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eataxe-64</text:p>
      <text:p text:style-name="P2">Field Specification.</text:p>
      <text:p text:style-name="P1">Richard Parker <text:span text:style-name="T43">21.8</text:span>.201<text:span text:style-name="T44">6</text:span></text:p>
      <text:p text:style-name="P10"/>
      <text:p text:style-name="P13">Section 1 – Introduction</text:p>
      <text:p text:style-name="P3"/>
      <text:p text:style-name="P6">This document specifies the <text:span text:style-name="T41">functions available in the field module, and works with all fields whose order is less than 2</text:span><text:span text:style-name="T16">64</text:span><text:span text:style-name="T12">. <text:s/>It works with individual field elements, and also with vectors of packed field elements (in </text:span><text:span text:style-name="T6">Dfmt</text:span><text:span text:style-name="T13">). <text:s/>It relies on a module </text:span><text:span text:style-name="T6">pcrit</text:span><text:span text:style-name="T13"> to do the performance-critical parts, of which four versions are currently available – GEN in “c” and three version for various flavours of x86 assembler code. <text:s/></text:span><text:span text:style-name="T14">It also uses the </text:span><text:span text:style-name="T7">conex</text:span><text:span text:style-name="T14"> module to “compute” the Conway polynomials in difficult cases.</text:span></text:p>
      <text:p text:style-name="P24"/>
      <text:p text:style-name="P23">The first function that must be called is FieldSet (or FieldSet1) to compute a fairly large collection of variables and tables used by the field module, but <text:span text:style-name="T45">the field module </text:span>also can be used by programs directly if required. <text:s/>FieldSet is usually the <text:span text:style-name="T45">call used</text:span> – FieldSet1 has additional flags and a return code to enable the <text:span text:style-name="T45">setting of the field t</text:span>o be better controlled <text:span text:style-name="T45">in special circumstances.</text:span></text:p>
      <text:p text:style-name="P23"/>
      <text:p text:style-name="P15">Section <text:span text:style-name="T49">2</text:span> – <text:span text:style-name="T49">Algorithms for Vector Operations</text:span></text:p>
      <text:p text:style-name="P9"/>
      <text:p text:style-name="P32">There are four operations on vectors of performance importance – add, subtract, multiply and multiply-and-add. <text:s/>These are available in both the extension field and the ground field, making 8 routines in all. <text:s/>For higher performance, the HPMI must be used, but the routines of the field routine are still of some significance since they are used . . .</text:p>
      <text:p text:style-name="P32"/>
      <text:list xml:id="list4763479800999401872" text:style-name="L1">
        <text:list-item>
          <text:p text:style-name="P48">In Gaussian Elimination, to work with small batches of vectors.</text:p>
        </text:list-item>
        <text:list-item>
          <text:p text:style-name="P48">With extension fields, to compute linear combinations of ground-field matrices.</text:p>
        </text:list-item>
        <text:list-item>
          <text:p text:style-name="P48">To perform the add/subtract operations of Strassen, although this is not (21.8.2016) implemented as yet.</text:p>
        </text:list-item>
      </text:list>
      <text:p text:style-name="P32"/>
      <text:p text:style-name="P33">In the first two cases, it is the <text:span text:style-name="T1">multiply-and-add</text:span> routine that comes under the greatest pressure, <text:span text:style-name="T50">so I will start with that</text:span>. <text:s/><text:span text:style-name="T51">The typical use in both cases is where the vector is a few KiloBytes long and – if the calling routine is well-designed – already in cache. <text:s/>We wish to take a scalar </text:span><text:span text:style-name="T25">λ</text:span><text:span text:style-name="T36"> and two vectors W and V, and replace V by V+ </text:span><text:span text:style-name="T25">λW. <text:s/>If the scalar λ is 0, 1 or –1, we may do nothing (0), add (1) or subtract (– 1), so none of these methods are used when the field has order 2 or 3.</text:span></text:p>
      <text:p text:style-name="P47"/>
      <text:p text:style-name="P35"><text:soft-page-break/><text:span text:style-name="T1">Mul8/XOR</text:span> method. <text:s/>This is used for extension fields in characteristic 2 when the multiplier is neither 0 nor 1. <text:s/><text:span text:style-name="T54">The simple-minded (unrolled) approach is . . .</text:span></text:p>
      <text:p text:style-name="P44">mov<text:span text:style-name="T54">b<text:tab/></text:span><text:tab/>(vptr),<text:span text:style-name="T54">ah</text:span><text:tab/><text:tab/>// P23</text:p>
      <text:p text:style-name="P44">movzbq<text:tab/>(wptr),rcx<text:tab/><text:tab/>// P23</text:p>
      <text:p text:style-name="P44"><text:span text:style-name="T54">xorb</text:span><text:tab/><text:tab/>(mul8,rcx,2),ah<text:tab/>// P23 <text:span text:style-name="T54">P0156</text:span></text:p>
      <text:p text:style-name="P44">movb<text:tab/><text:tab/><text:span text:style-name="T54">a</text:span>h,(vptr)<text:tab/><text:tab/>// P237 P4 <text:span text:style-name="T53">(no P7 before Haswell)</text:span></text:p>
      <text:p text:style-name="P46">On Haswell or later, this is aimed at 1.5 clocks per byte with three mu-ops to P23 and one each to P7, P0156 and P4. <text:s/>This will almost certainly be mu-op bound (we have to update pointers and count/termination at some point). <text:s/>On Sandy/Ivy bridge it will take 2 clocks as the store also uses P23.</text:p>
      <text:p text:style-name="P34"><text:span text:style-name="T1">Mul8/Add8</text:span> method. <text:s/>This uses a double table lookup, and is used for fields of odd order between 5 and 251 inclusive - when the Dfmt data is of byte length. <text:s/><text:span text:style-name="T52">This uses the routine pcubf (performance-critical unary/binary function) which is aimed at approximately 2 clocks per byte.</text:span></text:p>
      <text:p text:style-name="P36">The simple-minded (unrolled) approach is . . .</text:p>
      <text:p text:style-name="P43">movzbq<text:tab/>(vptr),rax<text:tab/><text:tab/>// P23</text:p>
      <text:p text:style-name="P43">movzbq<text:tab/>(wptr),rcx<text:tab/><text:tab/>// P23</text:p>
      <text:p text:style-name="P43">movb<text:tab/><text:tab/>(mul8,rcx,2),ah<text:tab/>// P23 + combination?</text:p>
      <text:p text:style-name="P43">movb<text:tab/><text:tab/>(add8,rax),dh<text:tab/>// P23</text:p>
      <text:p text:style-name="P43">movb<text:tab/><text:tab/>dh,(vptr)<text:tab/><text:tab/>// P237 P4 <text:span text:style-name="T53">(no P7 before Haswell)</text:span></text:p>
      <text:p text:style-name="P45">This leaves plenty of time for updating pointers, counts and checking termination. <text:s/>It may be slightly faster to load (vptr) at 32-bit length and use ah/al and shr $16 to reduce the P23 pressure, but this is likely to be marginal and an overall performance close to one byte every 2 clocks is to be expected.</text:p>
      <text:p text:style-name="P37"><text:span text:style-name="T1">Mul</text:span><text:span text:style-name="T3">32</text:span><text:span text:style-name="T1">/</text:span><text:span text:style-name="T3">Barrett64</text:span> method. <text:s/><text:span text:style-name="T56">This is limited to primes between 65536 and about 2,000,000, at which point Barrett-64 ceases to work.</text:span> <text:s/><text:span text:style-name="T54">This fetches two 32-bit words (from W and V respectively), does a multiply to make a 64-bit word. <text:s/>We then add in V and multiply by 2</text:span><text:span text:style-name="T18">64</text:span><text:span text:style-name="T55">/p (rounded up). <text:s/>We then multiply the top word of this (the quotient) by p, subtract that off the original product and store the result. <text:s/></text:span></text:p>
      <text:p text:style-name="P38">movd<text:tab/><text:tab/>(vptr),vv<text:tab/><text:tab/>// P23</text:p>
      <text:p text:style-name="P38">movd<text:tab/><text:tab/>(wptr),eax<text:tab/><text:tab/>// P23</text:p>
      <text:p text:style-name="P38">mul<text:tab/><text:tab/>eax,lambda<text:tab/><text:tab/>// P1</text:p>
      <text:p text:style-name="P38">addq<text:tab/><text:tab/>vv,eax<text:tab/><text:tab/>// P0156</text:p>
      <text:p text:style-name="P38">movq<text:tab/><text:tab/>eax,prod<text:tab/><text:tab/>// P0156 may be elim.</text:p>
      <text:p text:style-name="P38">mul<text:tab/><text:tab/>barrett<text:tab/><text:tab/>// P1</text:p>
      <text:p text:style-name="P38">imul<text:tab/><text:tab/>rdx,prime<text:tab/><text:tab/>// P1</text:p>
      <text:p text:style-name="P38">subq<text:tab/><text:tab/>rdx,prod<text:tab/><text:tab/>// P0156</text:p>
      <text:p text:style-name="P38">movd<text:tab/><text:tab/>prod,(vptr)<text:tab/><text:tab/>// P237 P4</text:p>
      <text:p text:style-name="P38">This code is clearly P1 bound and limited to 3 clocks per word.</text:p>
      <text:p text:style-name="P38"/>
      <text:p text:style-name="P59">Let’s consider now the use of vector arithmetic.</text:p>
      <text:p text:style-name="P50"/>
      <text:p text:style-name="P50">First consider the <text:span text:style-name="T1">fetch</text:span> (of W and V). <text:s/>The following instructions fetch data of any short length in meataxe64 and extend it (with zeros) to any other length. <text:s/>They first came out with SSE4.1 which <text:span text:style-name="T57">seems old enough for all purposes.</text:span></text:p>
      <text:p text:style-name="P50">PMOVZX. . .BW/BD/BQ/WD/WQ/DQ </text:p>
      <text:p text:style-name="P52">Nehalem P2 P05 <text:s text:c="2"/>Sandy/<text:span text:style-name="T58">Ivy</text:span> Bridge P2 P15 <text:span text:style-name="T58">Haswell P23 P5</text:span></text:p>
      <text:p text:style-name="P53">VPMOV versions AVX-2 latency 3 instead of 1 when register-register.</text:p>
      <text:p text:style-name="P53">Haswell/Broadwell/Skylake P23 P5</text:p>
      <text:p text:style-name="P53"/>
      <text:p text:style-name="P53">Now consider the multiplication by <text:span text:style-name="T25">λ. <text:s/></text:span><text:span text:style-name="T20">There is a preparatory step whereby </text:span><text:span text:style-name="T25">λ </text:span><text:span text:style-name="T20">is duplicated to all the slots in the register.</text:span></text:p>
      <text:p text:style-name="P55"><text:span text:style-name="T20">PMULLW does 16x16→16 keeping lower portion.</text:span></text:p>
      <text:p text:style-name="P55"><text:span text:style-name="T20">PMULLD does 32x32→32 keeping the lower portion.</text:span></text:p>
      <text:p text:style-name="P54"><text:span text:style-name="T20">PMUL</text:span><text:span text:style-name="T27">U</text:span><text:span text:style-name="T20">DQ does 32x32→64 as we need it . . . </text:span><text:span text:style-name="T27">as unsigned integers.</text:span></text:p>
      <text:p text:style-name="P54"><text:span text:style-name="T27"/></text:p>
      <text:p text:style-name="P56"><text:span text:style-name="T27">A</text:span><text:span text:style-name="T20">s I understand it so far, PADDW, PADDD and PADDQ are all good </text:span><text:span text:style-name="T28">for the addition step, though the PMAD might help.</text:span></text:p>
      <text:p text:style-name="P49"/>
      <text:p text:style-name="P55"><text:span text:style-name="T26">W</text:span><text:span text:style-name="T20">hat about Barrett? <text:s/>We want to multiply by something and get the high portion.</text:span></text:p>
      <text:p text:style-name="P55"><text:span text:style-name="T20">PMULHUW does 16x16→16 keeping higher portion unsigned. <text:s/>Perfect.</text:span></text:p>
      <text:p text:style-name="P55"><text:span text:style-name="T20"/></text:p>
      <text:p text:style-name="P57"><text:span text:style-name="T20">There is, however, no 32x32 at full power keeping the high portion. <text:s/>We might have to consider genuine Barrett for this case. <text:s/>Larger than this we will need to go scalar.</text:span></text:p>
      <text:p text:style-name="P57"><text:span text:style-name="T20"/></text:p>
      <text:p text:style-name="P57"><text:span text:style-name="T20">Now let’s look in detail, starting with the smallest primes.</text:span></text:p>
      <text:p text:style-name="P57"><text:span text:style-name="T20"/></text:p>
      <text:p text:style-name="P58"><text:span text:style-name="T20">Suppose first we have a byte-sized prime – 17-251. <text:s/>The two fetches 8 → 16 are OK with PMOVZXBW, after which we can multiply the W-one by </text:span><text:span text:style-name="T25">λ </text:span><text:span text:style-name="T20">keeping the lower portion, and then add the V-data. <text:s/>The result is at most </text:span><text:span text:style-name="T29">272 (p=17) to 12750 (p=251). <text:s/>We can’t use 24-bit Barrett as <text:s/>2</text:span><text:span text:style-name="T19">24</text:span><text:span text:style-name="T29">/p does not fit in 16 bits, but up to </text:span><text:span text:style-name="T30">131-</text:span><text:span text:style-name="T29">199 we can use 23-bit. <text:s/></text:span><text:span text:style-name="T30">21-bit is good from 67-127 and 18-bit from 5-61 <text:s/>We don’t need anything below 17 here, so 20-bit is good from 17-</text:span><text:span text:style-name="T31">101, which is a good chunk.</text:span></text:p>
      <text:p text:style-name="P58"><text:span text:style-name="T31"/></text:p>
      <text:p text:style-name="P58"><text:span text:style-name="T31">As a digression, I observe that 16 multiplies in one go is of interest also in the HPMI. <text:s/></text:span><text:span text:style-name="T29"><text:s text:c="2"/></text:span><text:span text:style-name="T31">P0 latency 5 on </text:span></text:p>
      <text:p text:style-name="P23"/>
      <text:p text:style-name="P14">Section <text:span text:style-name="T49">3</text:span> – <text:span text:style-name="T45">What FieldSet and FieldSet1 do.</text:span></text:p>
      <text:p text:style-name="P8"/>
      <text:p text:style-name="P25">The setting of the field is given two parameters – the order of the field required and the area (which must already be allocated by the caller as at least FIELDLEN (#defined in field.h, currently 4194304) to hold the FIELD structure.</text:p>
      <text:p text:style-name="P25"/>
      <text:p text:style-name="P25"><text:soft-page-break/><text:span text:style-name="T1">f→fdef</text:span> is set to the order of the field, as given by the caller.</text:p>
      <text:p text:style-name="P25"><text:span text:style-name="T1">f→charc</text:span> is set to the characteristic. <text:s/>If fdef is in fact a prime-power, this is always set correctly. <text:s/>If an attempt is made to set a field order that is <text:span text:style-name="T1">not</text:span><text:span text:style-name="T37"> a prime power, this will be noticed . . .</text:span></text:p>
      <text:p text:style-name="P19"><text:tab/>1. <text:s/>If the 4-bit of flags is set.</text:p>
      <text:p text:style-name="P19"><text:tab/>2. <text:s/>If the field order is divisible by a prime less than 65536.</text:p>
      <text:p text:style-name="P25"><text:span text:style-name="T1">f→pow</text:span> is then computed such that (f→charc)<text:span text:style-name="T15">f→pow</text:span> = f→fdef</text:p>
      <text:p text:style-name="P27">The TSqrt table is computed next (see below) as it may be needed for the computation of a quartic Conway Polynomial, which are calculated on the fly.</text:p>
      <text:p text:style-name="P27"><text:span text:style-name="T1">f→paktyp</text:span> is then computed to indicate how field elements are packed in Dfmt. <text:s/>It takes the values 0 (64-bit), <text:s text:c="2"/>1 (32-bit), <text:s text:c="2"/>2 (16-bit), <text:s text:c="2"/>3 (8 bit), <text:s text:c="2"/>4 (2 in a byte), <text:s text:c="2"/>5 (3 in a byte – GF(5)),</text:p>
      <text:p text:style-name="P28">6 (4 in a byte – GF(4)), <text:s text:c="2"/>7 (5 in a byte – GF(3)), <text:s text:c="2"/>8 (8 in a byte – GF(2))</text:p>
      <text:p text:style-name="P28"><text:span text:style-name="T2">f→conp</text:span><text:span text:style-name="T46"> is then usually computed. <text:s/>It is computed if . . .</text:span></text:p>
      <text:p text:style-name="P28"><text:tab/><text:span text:style-name="T46">1. <text:s/>The field is of composite order</text:span></text:p>
      <text:p text:style-name="P29"><text:tab/>2. <text:s/>flags&amp;3 is 1.</text:p>
      <text:p text:style-name="P28"><text:span text:style-name="T46"><text:tab/>3. <text:s/>fdef-1 has at most one prime factor &gt; 2</text:span><text:span text:style-name="T17">16</text:span><text:span text:style-name="T46"> and that is &lt; 2</text:span><text:span text:style-name="T17">32</text:span><text:span text:style-name="T46">. </text:span><text:s/></text:p>
      <text:p text:style-name="P25"/>
      <text:p text:style-name="P29">In other words it is always computed except that the smallest primitive root of large primes may not be computed if not requested <text:span text:style-name="T47">and fdef-1 is not readily factorized.</text:span></text:p>
      <text:p text:style-name="P29"/>
      <text:p text:style-name="P26">The following look-up tables are computed under the conditions specified. <text:s/>The <text:span text:style-name="T1">int</text:span><text:span text:style-name="T37"> in the field structure gives a byte displacement from the start of the field structure. <text:s/>Hence to locate the table, the field structure must be cast to an 8-bit object, the table name (e.g. f→TSqrt) added, and then, for 16-bit tables, the result cast to a 16-bit pointer. <text:s/></text:span><text:span text:style-name="T39">If the table is not present, the integer index (e.g. f→TSqrt) is set to zero. <text:s/></text:span><text:span text:style-name="T40">e.g. sqrt=(uint16_t *) (((uint8_t *)f)+f-&gt;TSqrt)</text:span></text:p>
      <text:p text:style-name="P20"/>
      <text:p text:style-name="P27"><text:span text:style-name="T1">TSqrt</text:span><text:span text:style-name="T37"> <text:s text:c="4"/>f→charc &lt; 65536<text:tab/>16-bit table indexed by 0 </text:span><text:span text:style-name="T23">≤</text:span><text:span text:style-name="T35"> x &lt; f→charc giving the smallest</text:span></text:p>
      <text:p text:style-name="P40"><text:tab/><text:tab/><text:tab/><text:tab/><text:tab/>positive square-root of x mod f→charc, or 0 if it has none.</text:p>
      <text:p text:style-name="P41"><text:span text:style-name="T1">Tred16</text:span> <text:s text:c="2"/>f→charc &lt; 65536<text:tab/>16-bit table indexed by <text:span text:style-name="T48">0 </text:span><text:span text:style-name="T22">≤</text:span><text:span text:style-name="T48"> x &lt; </text:span>2*<text:span text:style-name="T48">f→charc </text:span>giving </text:p>
      <text:p text:style-name="P41"><text:tab/><text:tab/><text:tab/><text:tab/><text:tab/>x % f→charc</text:p>
      <text:p text:style-name="P30"><text:span text:style-name="T1">Tadd8</text:span> <text:s/>2 &lt; f→charc &lt; 256<text:tab/>8 bit 2-dimensional table adding two bytes. <text:s/>Tadd8[256*a + b]</text:p>
      <text:p text:style-name="P30"><text:tab/><text:tab/><text:tab/><text:tab/><text:tab/>is byte obtained by adding a and b. <text:s/>Not in characteristic 2 as</text:p>
      <text:p text:style-name="P30"><text:tab/><text:tab/><text:tab/><text:tab/><text:tab/>xor should be used. <text:s/>Adds packed bytes for 3,5,7,11,13 and</text:p>
      <text:p text:style-name="P30"><text:tab/><text:tab/><text:tab/><text:tab/><text:tab/>bytes for 17-251. <text:s/>Only works for bytes that can occur.</text:p>
      <text:p text:style-name="P31"><text:span text:style-name="T1">Tmul8</text:span> <text:s text:c="5"/>f→charc &lt; 256<text:tab/>8-bit scalar multiplication. <text:s/>Tmul8[256*a+b] for a byte b and a</text:p>
      <text:p text:style-name="P31"><text:tab/><text:tab/><text:tab/><text:tab/><text:tab/>scalar a gives the byte representing a.b. <text:s/>If a &lt; f→charc this is</text:p>
      <text:p text:style-name="P31"><text:tab/><text:tab/><text:tab/><text:tab/><text:tab/>always defined. <text:s/>If, in addition, f→fdef <text:span text:style-name="T24">≤ </text:span><text:span text:style-name="T23">256 for an extension</text:span></text:p>
      <text:p text:style-name="P42"><text:tab/><text:tab/><text:tab/><text:tab/><text:tab/>field, a may be in the extension field. <text:s/>Notice that in the area</text:p>
      <text:p text:style-name="P42"><text:tab/><text:tab/><text:tab/><text:tab/><text:tab/>where these requirements overlap, they agree.</text:p>
      <text:p text:style-name="P23">===================================================================</text:p>
      <text:p text:style-name="P17"/>
      <text:p text:style-name="P13">Section 2 – field.h and the data structures.</text:p>
      <text:p text:style-name="P3"/>
      <text:p text:style-name="P17">The field.h header file starts with the #define lines that the installation may need/want to <text:soft-page-break/>change.</text:p>
      <text:p text:style-name="P17"/>
      <text:p text:style-name="P17">field.h provides the typedef's of uint64, uint32, uint16 and uint8 as unsigned integral types of the specified size in bits. <text:s/>It is not expected that meataxe-64 will operate with a system where they cannot all be defined.</text:p>
      <text:p text:style-name="P17"/>
      <text:p text:style-name="P17">A <text:span text:style-name="T1">FELT</text:span> is a field element, typedef'd in field.h. <text:s/>In meataxe-64 this is always a uint64, but the programmer is encouraged to use a FELT for a field element for programming clarity.</text:p>
      <text:p text:style-name="P17"/>
      <text:p text:style-name="P12"><text:span text:style-name="T4">The </text:span><text:span text:style-name="T5">FIELD</text:span><text:span text:style-name="T4"> structure is a public, defined structure, though frequently its internals are not of interest.</text:span></text:p>
      <text:p text:style-name="P17"/>
      <text:p text:style-name="P17">Once set, this data structure is read-only, and may be safely passed around to threads.<text:span text:style-name="T41"> <text:s/>It is position-independent and can be copied and still used.</text:span> <text:s/>The setting of the structure can take some time, and unnecessary repeated setting should be avoided.<text:span text:style-name="T41"> <text:s/>In a multi-threaded program, it usually resides in a moj - often moj 0.</text:span></text:p>
      <text:p text:style-name="P17"/>
      <text:p text:style-name="P17">field.h also typedef's <text:span text:style-name="T1">Dfmt</text:span><text:span text:style-name="T41"> t</text:span>o be a uint8. <text:s/>Most matrices are held in Dfmt, to which all the main functions can be applied<text:span text:style-name="T41">. <text:s/>Further formats will be defined in the HPMI.</text:span></text:p>
      <text:p text:style-name="P17"/>
      <text:p text:style-name="P18">There is also a DSPACE, which is basically a field and a dimension. <text:s/>A DSPACE struct can be simply declared on the stack, and set with DSSet.</text:p>
      <text:p text:style-name="P4"/>
      <text:p text:style-name="P13">Section 3 – The field module interfaces.</text:p>
      <text:p text:style-name="P3"/>
      <text:p text:style-name="P3"><text:span text:style-name="T5">int FieldSet(uint64 fdef, FIELD * f, int flags)</text:span><text:span text:style-name="T4"> to set the FIELD structure f to work in the field specified by fdef. <text:s/>The fdef is an unsigned integer giving the order of the field. <text:s/>If fdef was a prime-power, a positive number is returned and if the fdef is invalid (not a prime power), -1 is returned. <text:s/>The area f provide here must be at least the size </text:span><text:span text:style-name="T10">FIELD</text:span><text:span text:style-name="T11">LEN</text:span><text:span text:style-name="T4">. <text:s/>The "flags" field must currently take the value zero</text:span><text:span text:style-name="T10"> and is reserved for future use.</text:span></text:p>
      <text:p text:style-name="P3"/>
      <text:p text:style-name="P12">The following six functions do not check their parameters. <text:s/>A FELT is always in the range 0 . . . (fdef-1)<text:span text:style-name="T43"> and has a meaning that is absolutely defined.</text:span></text:p>
      <text:p text:style-name="P12"/>
      <text:p text:style-name="P3"><text:span text:style-name="T1">FELT FieldAdd(const FIELD * f, <text:s/>FELT a, FELT b)</text:span> to add the field elements together in the field specified in the FIELD structure, so a+b is returned.</text:p>
      <text:p text:style-name="P3"/>
      <text:p text:style-name="P3"><text:span text:style-name="T1">FELT FieldNeg(const FIELD * f, FELT a)</text:span> to return the negative of the field element a in the field specified in the FIELD structure.</text:p>
      <text:p text:style-name="P3"/>
      <text:p text:style-name="P3"><text:span text:style-name="T1">FELT FieldSub(const FIELD * f, FELT a, <text:s/>FELT b)</text:span> to return the element a<text:span text:style-name="T21">−</text:span>b in the field specified in the FIELD structure.</text:p>
      <text:p text:style-name="P3"/>
      <text:p text:style-name="P3"><text:soft-page-break/><text:span text:style-name="T1">FELT FieldMul(const FIELD * f, FELT a, FELT b)</text:span> to multiply the field elements together in the field specified in the FIELD structure.</text:p>
      <text:p text:style-name="P3"/>
      <text:p text:style-name="P3"><text:span text:style-name="T1">FELT FieldInv(const FIELD * f, FELT a)</text:span> to return the inverse of the element a in the field specified in the FIELD structure. <text:s/>The FELT a must not be zero.</text:p>
      <text:p text:style-name="P3"/>
      <text:p text:style-name="P3"><text:span text:style-name="T5">FELT FieldDiv(const FIELD * f, FELT a, FELT b)</text:span><text:span text:style-name="T4"> to return a/b in the field specified in the FIELD <text:s/>structure. <text:s/>The FELT b must not be zero.</text:span></text:p>
      <text:p text:style-name="P22"/>
      <text:p text:style-name="P13">Section 4 – The DSPACE routines.</text:p>
      <text:p text:style-name="P3"/>
      <text:p text:style-name="P3">These routines provide for the normal manipulation of vectors (and, in some cases, matrices) packed in D-format. <text:s/>These routines are not designed for the highest performance, and should not be considered suitable for “cubic” work unless the HPMI routines are not available. The DSPACE structure itself is of constant size and can just be declared, though it is a pointer to it that is used by the routines.</text:p>
      <text:p text:style-name="P3"/>
      <text:p text:style-name="P3">It should be noted that D-format in memory is completely defined, and that there is no need, in principle, to use these routines. <text:s/>Sometimes their performance is inadequate and the program needs to handle the data directly, in which case any tables used internally by the field routine are fully specified and available. <text:s/>It should be noticed that, in all fields, binary zero of the correct length is always the zero vector<text:span text:style-name="T43"> in Dfmt</text:span>. </text:p>
      <text:p text:style-name="P3"/>
      <text:p text:style-name="P3">These routines work on <text:span text:style-name="T1">valid</text:span><text:span text:style-name="T37"> input vectors only, and uninitialized memory may not be valid. <text:s/>The </text:span><text:span text:style-name="T38">space for the out</text:span><text:span text:style-name="T37">put of DAdd, DSub, DCpy and DCut may be uninitialized (somewhat heroically in the latter case), but DPak and DPaste must have a valid vector to put entries into. <text:s/>memset(ptr,0,bytes) is recommended to clear an area initially if it is to be populated with DPak or DPaste.</text:span></text:p>
      <text:p text:style-name="P3"/>
      <text:p text:style-name="P3"><text:span text:style-name="T1">void DSSet(const FIELD * f, uint64 noc, DSPACE * ds)</text:span><text:span text:style-name="T37"> to set the DSPACE structure ds ready for working in a vector space of dimension “noc” over the given field.</text:span></text:p>
      <text:p text:style-name="P3"/>
      <text:p text:style-name="P3"><text:span text:style-name="T1">FELT DUnpak(const DSPACE * ds, uint64 col, const Dfmt * d)</text:span> to return the element in the specified column of the row pointed to by d in the specified space.</text:p>
      <text:p text:style-name="P3"/>
      <text:p text:style-name="P3"><text:span text:style-name="T1">void DPak(const DSPACE * ds, uint64 col, Dfmt * d, FELT a)</text:span> to insert the given element a into the specified column of the row pointed to by d in the specified space.</text:p>
      <text:p text:style-name="P3"/>
      <text:p text:style-name="P3"><text:span text:style-name="T1">void DAdd(const DSPACE * ms, uint64 nor, const Dfmt * m1, const Dfmt * m2, Dfmt * m)</text:span> to add the matrix m1 and the matrix m2 (each nor rows in length) in the specified space and put the result into m. <text:s/>This routine is specified as being of “good” performance, suitable for Strassen. <text:s/>Any or all of the areas m, m1 and m2 may be the same, but they must not otherwise overlap.</text:p>
      <text:p text:style-name="P3"><text:soft-page-break/></text:p>
      <text:p text:style-name="P5"><text:span text:style-name="T1">void DSub(const DSPACE * ms, uint64 nor, const Dfmt * m1, const Dfmt * m2, Dfmt * m)</text:span> to subtract the matrix m2 from the matrix m1 (i.e. compute m1<text:span text:style-name="T21">−m</text:span>2) in the specified space and put the result into m. <text:s/>This routine is specified as being of “good” performance, suitable for Strassen. <text:s/>Any or all of the areas m, m1 and m2 may be the same, but they must not otherwise overlap.</text:p>
      <text:p text:style-name="P3"/>
      <text:p text:style-name="P3"><text:span text:style-name="T1">void DSMad(const DSPACE * ds, FELT a, uint64 nor, const Dfmt * v1, Dfmt * v2)</text:span> to adds the scalar multiple of the "nor" vectors at v1 by a into v2. <text:s/>This is done at reasonable performance.</text:p>
      <text:p text:style-name="P3"/>
      <text:p text:style-name="P3"><text:span text:style-name="T1">void DSMul(const DSPACE * ds, FELT a, uint64 nor, Dfmt * m)</text:span> to multiply the matrix pointed to by m by the scalar (field element) a. <text:s/>This is done “in situ”, and at reasonable performance.</text:p>
      <text:p text:style-name="P3"/>
      <text:p text:style-name="P3"><text:span text:style-name="T1">uint64 DNzl(const DSPACE * ds, const Dfmt * v)</text:span> to return the column number of the first non-zero entry in the vector. <text:s/>ZEROROW (#defined in field.h) is returned if the row is entirely zero.</text:p>
      <text:p text:style-name="P3"/>
      <text:p text:style-name="P3"><text:span text:style-name="T5">void DCpy(const DSPACE * ms, const Dfmt * m1, uint64 nor, Dfmt * m2)</text:span><text:span text:style-name="T4"> to move nor rows of the matrix m1 to m2 in the specified space. <text:s/>The areas m1 and m2 may not overlap in any way (memcpy is used). <text:s/>m1 is left unchanged.</text:span></text:p>
      <text:p text:style-name="P22"/>
      <text:p text:style-name="P3"><text:span text:style-name="T5">void DCut(const DSPACE * ms, uint64 nor, <text:s/>uint64 col, const Dfmt * m, const DSPACE * cbs, Dfmt * cb)</text:span><text:span text:style-name="T8"> </text:span><text:span text:style-name="T9">to take a section of columns of Dfmt matrix m, starting at the stated (col) column number and put them into the clipboard space cb. <text:s/>The selected columns are taken from the first nor rows of m, and the number of columns taken is specified by the dimension of cb (in cbs). <text:s/>If more columns are requested than exist in m, the surplus columns are set to zero in cb. </text:span></text:p>
      <text:p text:style-name="P22"/>
      <text:p text:style-name="P3"><text:span text:style-name="T5">void DPaste(const DSPACE * cbs, const Dfmt * cb, uint64 nor, uint64 col, const DSPACE * ms, Dfmt * m) </text:span><text:span text:style-name="T4">to take nor rows from the clipboard matrix cb and paste them starting at column col into the matrix m. <text:s/>If more columns are supplied than exist in m, the surplus columns are discarded.</text:span></text:p>
      <text:p text:style-name="P3"/>
      <text:p text:style-name="P7"><text:span text:style-name="T1">Dfmt * DPAdv(const DSPACE * ds, uint64 nor, const Dfmt * d)</text:span><text:span text:style-name="T42"> to return a pointer that is starts at the specified row of the matrix d. <text:s/>A matrix consists of a string of vectors, where every vector consists of precisely ds-&gt;nob bytes. <text:s/>Notice that nor is unsigned.</text:span></text:p>
      <text:p text:style-name="P7"/>
      <text:p text:style-name="P7"><text:span text:style-name="T1">Dfmt * DPInc(const DSPACE * ds, const Dfmt * d)</text:span><text:span text:style-name="T42"> to produce a pointer to the next row after the one pointed to by d. <text:s/>This is equivalent to DPAdv(ds,1,d).</text:span></text:p>
      <text:p text:style-name="P7"/>
      <text:p text:style-name="P16">Section 5 - Other functions.</text:p>
      <text:p text:style-name="P11"/>
      <text:p text:style-name="P21"><text:soft-page-break/><text:span text:style-name="T34">uint8 * AlignMalloc(size_t bytes)</text:span><text:span text:style-name="T32"> allocates memory aligned to the </text:span><text:span text:style-name="T33">page - currently 4096</text:span><text:span text:style-name="T32">. <text:s/>If this routine is used to allocate memory, the following routine must be used to free it. <text:s/></text:span></text:p>
      <text:p text:style-name="P39"/>
      <text:p text:style-name="P21"><text:span text:style-name="T34">void AlignFree(uint8 * ptr)</text:span><text:span text:style-name="T32"> frees memory that was allocated by AlignMallo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Head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2.29cm" fo:page-height="28.94cm" style:num-format="1" style:print-orientation="portrait" fo:margin-top="1cm" fo:margin-bottom="1cm" fo:margin-left="0.9cm" fo:margin-right="2.4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2.29cm" fo:page-height="28.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Parker</meta:initial-creator>
    <meta:creation-date>2011-02-22T04:16:32</meta:creation-date>
    <dc:date>2016-08-21T16:35:03.515295899</dc:date>
    <meta:editing-duration>P4DT48M25S</meta:editing-duration>
    <meta:editing-cycles>383</meta:editing-cycles>
    <meta:generator>LibreOffice/5.1.4.2$Linux_X86_64 LibreOffice_project/10m0$Build-2</meta:generator>
    <meta:printed-by>User </meta:printed-by>
    <meta:print-date>2012-07-06T16:23:45</meta:print-date>
    <meta:document-statistic meta:table-count="0" meta:image-count="0" meta:object-count="0" meta:page-count="8" meta:paragraph-count="121" meta:word-count="2929" meta:character-count="16341" meta:non-whitespace-character-count="13303"/>
  </office:meta>
</office:document-meta>
</file>